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8CAAB54D7F18_CALIBRATE_C45BBEE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8" table:default-cell-style-name="ce1"/>
        <table:table-column table:style-name="co6" table:default-cell-style-name="ce1"/>
        <table:table-column table:style-name="co8" table:number-columns-repeated="16349" table:default-cell-style-name="ce1"/>
        <table:table-row table:style-name="ro1">
          <table:table-cell office:value-type="date" office:date-value="2023-09-25T11:26:29" table:style-name="ce2">
            <text:p>2023-09-25 11:26:29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1</text:p>
          </table:table-cell>
          <table:table-cell office:value-type="float" office:value="2" table:style-name="ce1">
            <text:p>2</text:p>
          </table:table-cell>
          <table:table-cell office:value-type="float" office:value="23.8" table:style-name="ce3">
            <text:p>23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1:34:03" table:style-name="ce2">
            <text:p>2023-09-25 11:34:03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2</text:p>
          </table:table-cell>
          <table:table-cell office:value-type="float" office:value="2" table:style-name="ce1">
            <text:p>2</text:p>
          </table:table-cell>
          <table:table-cell office:value-type="float" office:value="23.8" table:style-name="ce3">
            <text:p>23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1:21:57" table:style-name="ce2">
            <text:p>2023-09-25 11:21:57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3</text:p>
          </table:table-cell>
          <table:table-cell office:value-type="float" office:value="2" table:style-name="ce1">
            <text:p>2</text:p>
          </table:table-cell>
          <table:table-cell office:value-type="float" office:value="23.8" table:style-name="ce3">
            <text:p>23.8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1:39:56" table:style-name="ce2">
            <text:p>2023-09-25 11:39:56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4</text:p>
          </table:table-cell>
          <table:table-cell office:value-type="float" office:value="2" table:style-name="ce1">
            <text:p>2</text:p>
          </table:table-cell>
          <table:table-cell office:value-type="float" office:value="23.9" table:style-name="ce3">
            <text:p>23.9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table:number-columns-repeated="16349"/>
        </table:table-row>
        <table:table-row table:style-name="ro1">
          <table:table-cell office:value-type="date" office:date-value="2023-09-25T11:42:14" table:style-name="ce2">
            <text:p>2023-09-25 11:42:1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5</text:p>
          </table:table-cell>
          <table:table-cell office:value-type="float" office:value="2" table:style-name="ce1">
            <text:p>2</text:p>
          </table:table-cell>
          <table:table-cell office:value-type="float" office:value="23.9" table:style-name="ce3">
            <text:p>23.9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1:44:31" table:style-name="ce2">
            <text:p>2023-09-25 11:44:31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6</text:p>
          </table:table-cell>
          <table:table-cell office:value-type="float" office:value="2" table:style-name="ce1">
            <text:p>2</text:p>
          </table:table-cell>
          <table:table-cell office:value-type="float" office:value="23.9" table:style-name="ce3">
            <text:p>23.9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style-name="ro1">
          <table:table-cell office:value-type="date" office:date-value="2023-09-25T11:46:58" table:style-name="ce2">
            <text:p>2023-09-25 11:46:58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7</text:p>
          </table:table-cell>
          <table:table-cell office:value-type="float" office:value="2" table:style-name="ce1">
            <text:p>2</text:p>
          </table:table-cell>
          <table:table-cell office:value-type="float" office:value="23.9" table:style-name="ce3">
            <text:p>23.9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" table:style-name="ce3">
            <text:p>24.0</text:p>
          </table:table-cell>
          <table:table-cell table:number-columns-repeated="16349"/>
        </table:table-row>
        <table:table-row table:style-name="ro1">
          <table:table-cell office:value-type="date" office:date-value="2023-09-25T11:52:14" table:style-name="ce2">
            <text:p>2023-09-25 11:52:1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8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3">
            <text:p>24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style-name="ro1">
          <table:table-cell office:value-type="date" office:date-value="2023-09-25T11:55:49" table:style-name="ce2">
            <text:p>2023-09-25 11:55:49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09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3">
            <text:p>24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style-name="ro1">
          <table:table-cell office:value-type="date" office:date-value="2023-09-25T11:56:28" table:style-name="ce2">
            <text:p>2023-09-25 11:56:28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3">
            <text:p>24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table:number-columns-repeated="16349"/>
        </table:table-row>
        <table:table-row table:style-name="ro1">
          <table:table-cell office:value-type="date" office:date-value="2023-09-25T11:58:26" table:style-name="ce2">
            <text:p>2023-09-25 11:58:26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3">
            <text:p>24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style-name="ro1">
          <table:table-cell office:value-type="date" office:date-value="2023-09-25T12:02:00" table:style-name="ce2">
            <text:p>2023-09-25 12:02:00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2</text:p>
          </table:table-cell>
          <table:table-cell office:value-type="float" office:value="2" table:style-name="ce1">
            <text:p>2</text:p>
          </table:table-cell>
          <table:table-cell office:value-type="float" office:value="24.3" table:style-name="ce3">
            <text:p>24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style-name="ro1">
          <table:table-cell office:value-type="date" office:date-value="2023-09-25T12:03:49" table:style-name="ce2">
            <text:p>2023-09-25 12:03:49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3</text:p>
          </table:table-cell>
          <table:table-cell office:value-type="float" office:value="2" table:style-name="ce1">
            <text:p>2</text:p>
          </table:table-cell>
          <table:table-cell office:value-type="float" office:value="24.3" table:style-name="ce3">
            <text:p>24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table:number-columns-repeated="16349"/>
        </table:table-row>
        <table:table-row table:style-name="ro1">
          <table:table-cell office:value-type="date" office:date-value="2023-09-25T12:05:34" table:style-name="ce2">
            <text:p>2023-09-25 12:05:3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4</text:p>
          </table:table-cell>
          <table:table-cell office:value-type="float" office:value="2" table:style-name="ce1">
            <text:p>2</text:p>
          </table:table-cell>
          <table:table-cell office:value-type="float" office:value="24.4" table:style-name="ce3">
            <text:p>24.4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table:number-columns-repeated="16349"/>
        </table:table-row>
        <table:table-row table:style-name="ro1">
          <table:table-cell office:value-type="date" office:date-value="2023-09-25T12:07:26" table:style-name="ce2">
            <text:p>2023-09-25 12:07:26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5</text:p>
          </table:table-cell>
          <table:table-cell office:value-type="float" office:value="2" table:style-name="ce1">
            <text:p>2</text:p>
          </table:table-cell>
          <table:table-cell office:value-type="float" office:value="24.3" table:style-name="ce3">
            <text:p>24.3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table:number-columns-repeated="16349"/>
        </table:table-row>
        <table:table-row table:style-name="ro1">
          <table:table-cell office:value-type="date" office:date-value="2023-09-25T12:15:56" table:style-name="ce2">
            <text:p>2023-09-25 12:15:56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6</text:p>
          </table:table-cell>
          <table:table-cell office:value-type="float" office:value="2" table:style-name="ce1">
            <text:p>2</text:p>
          </table:table-cell>
          <table:table-cell office:value-type="float" office:value="24.4" table:style-name="ce3">
            <text:p>24.4</text:p>
          </table:table-cell>
          <table:table-cell office:value-type="float" office:value="27.5" table:style-name="ce3">
            <text:p>27.5</text:p>
          </table:table-cell>
          <table:table-cell office:value-type="float" office:value="27.5" table:style-name="ce3">
            <text:p>27.5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5" table:style-name="ce3">
            <text:p>27.5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5" table:style-name="ce3">
            <text:p>27.5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5" table:style-name="ce3">
            <text:p>27.5</text:p>
          </table:table-cell>
          <table:table-cell office:value-type="float" office:value="27.25" table:style-name="ce3">
            <text:p>27.3</text:p>
          </table:table-cell>
          <table:table-cell office:value-type="float" office:value="27.5" table:style-name="ce3">
            <text:p>27.5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office:value-type="float" office:value="27.25" table:style-name="ce3">
            <text:p>27.3</text:p>
          </table:table-cell>
          <table:table-cell table:number-columns-repeated="16349"/>
        </table:table-row>
        <table:table-row table:style-name="ro1">
          <table:table-cell office:value-type="date" office:date-value="2023-09-25T12:20:27" table:style-name="ce2">
            <text:p>2023-09-25 12:20:27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7</text:p>
          </table:table-cell>
          <table:table-cell office:value-type="float" office:value="2" table:style-name="ce1">
            <text:p>2</text:p>
          </table:table-cell>
          <table:table-cell office:value-type="float" office:value="24.4" table:style-name="ce3">
            <text:p>24.4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table:number-columns-repeated="16349"/>
        </table:table-row>
        <table:table-row table:style-name="ro1">
          <table:table-cell office:value-type="date" office:date-value="2023-09-25T12:24:55" table:style-name="ce2">
            <text:p>2023-09-25 12:24:55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8</text:p>
          </table:table-cell>
          <table:table-cell office:value-type="float" office:value="2" table:style-name="ce1">
            <text:p>2</text:p>
          </table:table-cell>
          <table:table-cell office:value-type="float" office:value="24.4" table:style-name="ce3">
            <text:p>24.4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table:number-columns-repeated="16349"/>
        </table:table-row>
        <table:table-row table:style-name="ro1">
          <table:table-cell office:value-type="date" office:date-value="2023-09-25T12:25:44" table:style-name="ce2">
            <text:p>2023-09-25 12:25:4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9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2:27:31" table:style-name="ce2">
            <text:p>2023-09-25 12:27:31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20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3">
            <text:p>24.5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.25" table:style-name="ce3">
            <text:p>25.3</text:p>
          </table:table-cell>
          <table:table-cell table:number-columns-repeated="16349"/>
        </table:table-row>
        <table:table-row table:style-name="ro1">
          <table:table-cell office:value-type="date" office:date-value="2023-09-25T12:30:13" table:style-name="ce2">
            <text:p>2023-09-25 12:30:13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21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25" table:style-name="ce3">
            <text:p>24.3</text:p>
          </table:table-cell>
          <table:table-cell table:number-columns-repeated="16349"/>
        </table:table-row>
        <table:table-row table:style-name="ro1">
          <table:table-cell office:value-type="date" office:date-value="2023-09-25T12:32:01" table:style-name="ce2">
            <text:p>2023-09-25 12:32:01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22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office:value-type="float" office:value="24.5" table:style-name="ce3">
            <text:p>24.5</text:p>
          </table:table-cell>
          <table:table-cell table:number-columns-repeated="16349"/>
        </table:table-row>
        <table:table-row table:style-name="ro1">
          <table:table-cell office:value-type="date" office:date-value="2023-09-25T12:34:34" table:style-name="ce2">
            <text:p>2023-09-25 12:34:3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23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3">
            <text:p>24.5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office:value-type="float" office:value="25" table:style-name="ce3">
            <text:p>25.0</text:p>
          </table:table-cell>
          <table:table-cell office:value-type="float" office:value="24.75" table:style-name="ce3">
            <text:p>24.8</text:p>
          </table:table-cell>
          <table:table-cell table:number-columns-repeated="1634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Bryan Blue</dc:creator>
    <dc:date>2023-11-02T17:19:19Z</dc:date>
    <meta:editing-cycles>1</meta:editing-cycles>
    <meta:editing-duration>PT196S</meta:editing-duration>
  </office:meta>
</office:document-meta>
</file>